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WritablePropertyException.NotWritablePropertyException( Class &lt; ? &gt; beanClass , String propertyName ,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WritablePropertyException.NotWritablePropertyException( Class &lt; ? &gt; beanClass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WritablePropertyException.NotWritablePropertyException( Class &lt; ? &gt; beanClass , String propertyName , String msg , String [ ] possibl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WritablePropertyException.getPossib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ablePropertyException.NotWritablePropertyException( Class &lt; ? &gt; beanClass , String property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